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Bitstream Vera Sans" svg:font-family="'Bitstream Vera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17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681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2.0791in"/>
    </style:style>
    <style:style style:name="co7" style:family="table-column">
      <style:table-column-properties fo:break-before="auto" style:column-width="3.7299in"/>
    </style:style>
    <style:style style:name="co8" style:family="table-column">
      <style:table-column-properties fo:break-before="auto" style:column-width="1.2028in"/>
    </style:style>
    <style:style style:name="co9" style:family="table-column">
      <style:table-column-properties fo:break-before="auto" style:column-width="3.9402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2.7083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874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1.1354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198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448in"/>
    </style:style>
    <style:style style:name="co23" style:family="table-column">
      <style:table-column-properties fo:break-before="auto" style:column-width="1.3335in"/>
    </style:style>
    <style:style style:name="co24" style:family="table-column">
      <style:table-column-properties fo:break-before="auto" style:column-width="1.260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0102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7083in"/>
    </style:style>
    <style:style style:name="co30" style:family="table-column">
      <style:table-column-properties fo:break-before="auto" style:column-width="4.3945in"/>
    </style:style>
    <style:style style:name="co31" style:family="table-column">
      <style:table-column-properties fo:break-before="auto" style:column-width="3.2902in"/>
    </style:style>
    <style:style style:name="co32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0.75in"/>
    </style:style>
    <style:style style:name="co34" style:family="table-column">
      <style:table-column-properties fo:break-before="auto" style:column-width="1.5429in"/>
    </style:style>
    <style:style style:name="co35" style:family="table-column">
      <style:table-column-properties fo:break-before="auto" style:column-width="2.028in"/>
    </style:style>
    <style:style style:name="co36" style:family="table-column">
      <style:table-column-properties fo:break-before="auto" style:column-width="0.6043in"/>
    </style:style>
    <style:style style:name="co37" style:family="table-column">
      <style:table-column-properties fo:break-before="auto" style:column-width="1.9283in"/>
    </style:style>
    <style:style style:name="co38" style:family="table-column">
      <style:table-column-properties fo:break-before="auto" style:column-width="1.1862in"/>
    </style:style>
    <style:style style:name="co39" style:family="table-column">
      <style:table-column-properties fo:break-before="auto" style:column-width="3.1457in"/>
    </style:style>
    <style:style style:name="co40" style:family="table-column">
      <style:table-column-properties fo:break-before="auto" style:column-width="0.928in"/>
    </style:style>
    <style:style style:name="co41" style:family="table-column">
      <style:table-column-properties fo:break-before="auto" style:column-width="1.3307in"/>
    </style:style>
    <style:style style:name="co42" style:family="table-column">
      <style:table-column-properties fo:break-before="auto" style:column-width="1.2811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1.2291in"/>
    </style:style>
    <style:style style:name="co45" style:family="table-column">
      <style:table-column-properties fo:break-before="auto" style:column-width="6.3339in"/>
    </style:style>
    <style:style style:name="co46" style:family="table-column">
      <style:table-column-properties fo:break-before="auto" style:column-width="1.4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 style:data-style-name="N0"/>
    <style:style style:name="ce59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6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0.06pt solid #000000"/>
    </style:style>
    <style:style style:name="ce11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6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justify" fo:margin-left="0in"/>
      <style:text-properties fo:font-size="14pt" style:font-size-asian="14pt" style:font-size-complex="14pt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justify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13" style:family="table-cell" style:parent-style-name="Default">
      <style:table-cell-properties style:text-align-source="fix" style:repeat-content="false"/>
      <style:paragraph-properties fo:text-align="justify"/>
    </style:style>
    <style:style style:name="ce1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justify"/>
    </style:style>
    <style:style style:name="ce115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justify" fo:margin-left="0in"/>
      <style:text-properties fo:font-size="14pt" style:font-size-asian="14pt" style:font-size-complex="14pt"/>
    </style:style>
    <style:style style:name="ce1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 fo:margin-left="0in"/>
    </style:style>
    <style:style style:name="ce35" style:family="table-cell" style:parent-style-name="Default">
      <style:table-cell-properties style:text-align-source="fix" style:repeat-content="false" fo:border="0.06pt solid #000000" style:vertical-align="automatic"/>
      <style:paragraph-properties fo:text-align="justify"/>
    </style:style>
    <style:style style:name="ce120" style:family="table-cell" style:parent-style-name="Default">
      <style:table-cell-properties style:text-align-source="fix" style:repeat-content="false" style:vertical-align="automatic"/>
      <style:paragraph-properties fo:text-align="justify"/>
    </style:style>
    <style:style style:name="ce12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justify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2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81" style:family="table-cell" style:parent-style-name="Default" style:data-style-name="N0">
      <style:table-cell-properties fo:border="0.06pt solid #000000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99" style:family="table-cell" style:parent-style-name="Default" style:data-style-name="N100">
      <style:table-cell-properties fo:background-color="transparent"/>
    </style:style>
    <style:style style:name="ce10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fo:background-color="#dddddd" style:text-align-source="value-type" style:repeat-content="false" fo:border="0.06pt solid #000000" style:vertical-align="automatic"/>
      <style:paragraph-properties fo:margin-left="0in"/>
      <style:text-properties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justify"/>
      <style:text-properties fo:font-size="14pt" style:font-size-asian="14pt" style:font-size-complex="14pt"/>
    </style:style>
    <style:style style:name="ce108" style:family="table-cell" style:parent-style-name="Default" style:data-style-name="N0">
      <style:table-cell-properties style:text-align-source="fix" style:repeat-content="false" fo:border="0.06pt solid #000000"/>
      <style:paragraph-properties fo:text-align="justify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justify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3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37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4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4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Bitstream Vera Sans" fo:font-size="13pt" style:font-name-asian="Bitstream Vera Sans" style:font-size-asian="13pt" style:font-name-complex="Bitstream Vera Sans" style:font-size-complex="13pt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6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3pt" style:font-size-asian="13pt" style:font-size-complex="13pt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17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8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8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5" style:family="table-cell" style:parent-style-name="Default" style:data-style-name="N100">
      <style:table-cell-properties fo:wrap-option="wrap" fo:border="0.06pt solid #000000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87" style:family="table-cell" style:parent-style-name="Default" style:data-style-name="N100">
      <style:table-cell-properties style:text-align-source="fix" style:repeat-content="false" style:vertical-align="middl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usiness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62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115"/>
        <table:table-column table:style-name="co8" table:default-cell-style-name="ce117"/>
        <table:table-column table:style-name="co9" table:default-cell-style-name="ce80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number-columns-repeated="37" table:default-cell-style-name="ce58"/>
        <table:table-row table:style-name="ro1">
          <table:table-cell table:style-name="ce83" office:value-type="string" calcext:value-type="string">
            <text:p>address</text:p>
          </table:table-cell>
          <table:table-cell table:style-name="ce83" office:value-type="string" calcext:value-type="string">
            <text:p>manager</text:p>
          </table:table-cell>
          <table:table-cell table:style-name="ce59" office:value-type="string" calcext:value-type="string">
            <text:p>name</text:p>
          </table:table-cell>
          <table:table-cell table:style-name="ce83" office:value-type="string" calcext:value-type="string">
            <text:p>category</text:p>
          </table:table-cell>
          <table:table-cell table:style-name="ce59" office:value-type="string" calcext:value-type="string">
            <text:p>phone</text:p>
          </table:table-cell>
          <table:table-cell table:style-name="ce83" office:value-type="string" calcext:value-type="string">
            <text:p>website</text:p>
          </table:table-cell>
          <table:table-cell table:style-name="ce111" office:value-type="string" calcext:value-type="string">
            <text:p>description</text:p>
          </table:table-cell>
          <table:table-cell table:style-name="ce83" office:value-type="string" calcext:value-type="string">
            <text:p>dailycounter</text:p>
          </table:table-cell>
          <table:table-cell table:style-name="ce118" office:value-type="string" calcext:value-type="string">
            <text:p>avatar</text:p>
          </table:table-cell>
          <table:table-cell table:style-name="ce123"/>
          <table:table-cell table:number-columns-repeated="53"/>
        </table:table-row>
        <table:table-row table:style-name="ro2"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914" calcext:value-type="float">
            <text:p>914</text:p>
          </table:table-cell>
          <table:table-cell table:style-name="ce60" office:value-type="string" calcext:value-type="string">
            <text:p>Sharlot Cosmetics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26795792</text:p>
          </table:table-cell>
          <table:table-cell table:style-name="ce64" office:value-type="string" calcext:value-type="string">
            <text:p><text:a xlink:href="http://www.sharlotcosmetics.co.il/" xlink:type="simple">http://www.sharlotcosmetics.co.il/</text:a></text:p>
          </table:table-cell>
          <table:table-cell table:style-name="ce69" office:value-type="string" calcext:value-type="string">
            <text:p>28 years of experience, I’m inviting you to a beauty therapy</text:p>
          </table:table-cell>
          <table:table-cell table:style-name="ce57" office:value-type="float" office:value="25" calcext:value-type="float">
            <text:p>25</text:p>
          </table:table-cell>
          <table:table-cell table:style-name="ce119" office:value-type="string" calcext:value-type="string">
            <text:p>https://i.imgur.com/dDEYSdu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907" calcext:value-type="float">
            <text:p>907</text:p>
          </table:table-cell>
          <table:table-cell table:style-name="ce60" office:value-type="string" calcext:value-type="string">
            <text:p>Emi Lee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2766290</text:p>
          </table:table-cell>
          <table:table-cell table:style-name="ce64" office:value-type="string" calcext:value-type="string">
            <text:p><text:a xlink:href="https://emileetelaviv.weebly.com/" xlink:type="simple">https://emileetelaviv.weebly.com/</text:a></text:p>
          </table:table-cell>
          <table:table-cell table:style-name="ce69" office:value-type="string" calcext:value-type="string">
            <text:p>Luck gel in low prices</text:p>
          </table:table-cell>
          <table:table-cell table:style-name="ce57" office:value-type="float" office:value="20" calcext:value-type="float">
            <text:p>20</text:p>
          </table:table-cell>
          <table:table-cell table:style-name="ce119" office:value-type="string" calcext:value-type="string">
            <text:p>https://i.imgur.com/wLtAAR9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899" calcext:value-type="float">
            <text:p>899</text:p>
          </table:table-cell>
          <table:table-cell table:style-name="ce60" office:value-type="string" calcext:value-type="string">
            <text:p>May Lee Beauty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46080696</text:p>
          </table:table-cell>
          <table:table-cell table:style-name="ce64" office:value-type="string" calcext:value-type="string">
            <text:p><text:a xlink:href="https://mayleebeauty.co.il/מיקרובליידינג/" xlink:type="simple">https://mayleebeauty.co.il/%D7%9E%D7%99%D7%A7%D7%A8%D7%95%D7%91%D7%9C%D7%99%D7%99%D7%93%D7%99%D7%A0%D7%92/</text:a></text:p>
          </table:table-cell>
          <table:table-cell table:style-name="ce69" office:value-type="string" calcext:value-type="string">
            <text:p>Microblading method</text:p>
          </table:table-cell>
          <table:table-cell table:style-name="ce57" office:value-type="float" office:value="60" calcext:value-type="float">
            <text:p>60</text:p>
          </table:table-cell>
          <table:table-cell table:style-name="ce119" office:value-type="string" calcext:value-type="string">
            <text:p>https://i.imgur.com/SvgkUni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884" calcext:value-type="float">
            <text:p>884</text:p>
          </table:table-cell>
          <table:table-cell table:style-name="ce60" office:value-type="string" calcext:value-type="string">
            <text:p>Mesudarot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36209661</text:p>
          </table:table-cell>
          <table:table-cell table:style-name="ce64" office:value-type="string" calcext:value-type="string">
            <text:p><text:a xlink:href="http://mesudarot-il.com/" xlink:type="simple">http://mesudarot-il.com/</text:a></text:p>
          </table:table-cell>
          <table:table-cell table:style-name="ce69" office:value-type="string" calcext:value-type="string">
            <text:p>Beauty treatments, manicure, pedicure, gel</text:p>
          </table:table-cell>
          <table:table-cell table:style-name="ce57" office:value-type="float" office:value="150" calcext:value-type="float">
            <text:p>150</text:p>
          </table:table-cell>
          <table:table-cell table:style-name="Default" office:value-type="string" calcext:value-type="string">
            <text:p>https://i.imgur.com/X83Ic21.pn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878" calcext:value-type="float">
            <text:p>878</text:p>
          </table:table-cell>
          <table:table-cell table:style-name="ce60" office:value-type="string" calcext:value-type="string">
            <text:p>Dafna Dadon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8765444</text:p>
          </table:table-cell>
          <table:table-cell table:style-name="ce64" office:value-type="string" calcext:value-type="string">
            <text:p><text:a xlink:href="http://dafnadadon.co.il/" xlink:type="simple">http://dafnadadon.co.il/</text:a></text:p>
          </table:table-cell>
          <table:table-cell table:style-name="ce69" office:value-type="string" calcext:value-type="string">
            <text:p>Beauty treatments, manicure, pedicure, gel</text:p>
          </table:table-cell>
          <table:table-cell table:style-name="ce57" office:value-type="float" office:value="250" calcext:value-type="float">
            <text:p>250</text:p>
          </table:table-cell>
          <table:table-cell table:style-name="ce119" office:value-type="string" calcext:value-type="string">
            <text:p>https://i.imgur.com/Ygs8IZc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873" calcext:value-type="float">
            <text:p>873</text:p>
          </table:table-cell>
          <table:table-cell table:style-name="ce60" office:value-type="string" calcext:value-type="string">
            <text:p>4Man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3800066</text:p>
          </table:table-cell>
          <table:table-cell table:style-name="ce64" office:value-type="string" calcext:value-type="string">
            <text:p><text:a xlink:href="http://4man.co.il/" xlink:type="simple">http://4man.co.il/</text:a></text:p>
          </table:table-cell>
          <table:table-cell table:style-name="ce69" office:value-type="string" calcext:value-type="string">
            <text:p>Beauty treatments</text:p>
          </table:table-cell>
          <table:table-cell table:style-name="ce57" office:value-type="float" office:value="100" calcext:value-type="float">
            <text:p>100</text:p>
          </table:table-cell>
          <table:table-cell table:style-name="ce119" office:value-type="string" calcext:value-type="string">
            <text:p>https://i.imgur.com/w5nnpAC.jpg</text:p>
          </table:table-cell>
          <table:table-cell table:style-name="Default" table:number-columns-repeated="2"/>
          <table:table-cell table:style-name="ce82"/>
          <table:table-cell table:number-columns-repeated="51"/>
        </table:table-row>
        <table:table-row table:style-name="ro4"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857" calcext:value-type="float">
            <text:p>857</text:p>
          </table:table-cell>
          <table:table-cell table:style-name="ce60" office:value-type="string" calcext:value-type="string">
            <text:p>Yulia Roche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07500586</text:p>
          </table:table-cell>
          <table:table-cell table:style-name="ce64" office:value-type="string" calcext:value-type="string">
            <text:p><text:a xlink:href="https://www.yulia-roche.com/" xlink:type="simple">https://www.yulia-roche.com/</text:a></text:p>
          </table:table-cell>
          <table:table-cell table:style-name="ce69" office:value-type="string" calcext:value-type="string">
            <text:p>Our body is a machine, every time we are doing any motion a chain of actions happend in out body. Paula method is a very powerfull tool to create a balance body.</text:p>
          </table:table-cell>
          <table:table-cell table:style-name="ce57" office:value-type="float" office:value="70" calcext:value-type="float">
            <text:p>70</text:p>
          </table:table-cell>
          <table:table-cell table:style-name="ce119" office:value-type="string" calcext:value-type="string">
            <text:p>https://i.imgur.com/EtOHO4V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855" calcext:value-type="float">
            <text:p>855</text:p>
          </table:table-cell>
          <table:table-cell table:style-name="ce96" office:value-type="string" calcext:value-type="string">
            <text:p>Samuel Sztykman Osteopath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22791404</text:p>
          </table:table-cell>
          <table:table-cell table:style-name="ce64" office:value-type="string" calcext:value-type="string">
            <text:p><text:a xlink:href="http://osteopathie-tel-aviv.com/he/" xlink:type="simple">http://osteopathie-tel-aviv.com/he/</text:a></text:p>
          </table:table-cell>
          <table:table-cell table:style-name="ce69" office:value-type="string" calcext:value-type="string">
            <text:p>Samuel Sztykman Osteopath since 2012.</text:p>
          </table:table-cell>
          <table:table-cell table:style-name="ce57" office:value-type="float" office:value="20" calcext:value-type="float">
            <text:p>20</text:p>
          </table:table-cell>
          <table:table-cell table:style-name="ce119" office:value-type="string" calcext:value-type="string">
            <text:p>https://i.imgur.com/u27OesS.png</text:p>
          </table:table-cell>
          <table:table-cell table:style-name="Default" table:number-columns-repeated="2"/>
          <table:table-cell table:number-columns-repeated="52"/>
        </table:table-row>
        <table:table-row table:style-name="ro4"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853" calcext:value-type="float">
            <text:p>853</text:p>
          </table:table-cell>
          <table:table-cell table:style-name="ce60" office:value-type="string" calcext:value-type="string">
            <text:p>Israel Osteopathy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49875789</text:p>
          </table:table-cell>
          <table:table-cell table:style-name="ce64" office:value-type="string" calcext:value-type="string">
            <text:p><text:a xlink:href="http://israelosteopathy.com/website/" xlink:type="simple">http://israelosteopathy.com/website/</text:a></text:p>
          </table:table-cell>
          <table:table-cell table:style-name="ce64" office:value-type="string" calcext:value-type="string">
            <text:p>I aim to set and follow high standards and offer a warm welcome to new and existing patients. All patients are considered individually, and treatments are tailored to each person's needs and tolerances.</text:p>
          </table:table-cell>
          <table:table-cell table:style-name="ce57" office:value-type="float" office:value="30" calcext:value-type="float">
            <text:p>30</text:p>
          </table:table-cell>
          <table:table-cell table:style-name="ce119" office:value-type="string" calcext:value-type="string">
            <text:p>https://i.imgur.com/CixYr4b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851" calcext:value-type="float">
            <text:p>851</text:p>
          </table:table-cell>
          <table:table-cell table:style-name="ce60" office:value-type="string" calcext:value-type="string">
            <text:p>Boost Fitness Center</text:p>
          </table:table-cell>
          <table:table-cell table:style-name="ce11" office:value-type="string" calcext:value-type="string">
            <text:p>Sport</text:p>
          </table:table-cell>
          <table:table-cell table:style-name="ce18" office:value-type="string" calcext:value-type="string">
            <text:p>0737020333</text:p>
          </table:table-cell>
          <table:table-cell table:style-name="ce101" office:value-type="string" calcext:value-type="string">
            <text:p><text:a xlink:href="https://boost-fc.com/" xlink:type="simple">https://boost-fc.com/</text:a></text:p>
          </table:table-cell>
          <table:table-cell table:style-name="ce23" office:value-type="string" calcext:value-type="string">
            <text:p>You will be Stronger, Powerfull and Dedicated</text:p>
          </table:table-cell>
          <table:table-cell table:style-name="ce90" office:value-type="float" office:value="30" calcext:value-type="float">
            <text:p>30</text:p>
          </table:table-cell>
          <table:table-cell table:style-name="ce35" office:value-type="string" calcext:value-type="string">
            <text:p>https://i.imgur.com/QhKrYok.pn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849" calcext:value-type="float">
            <text:p>849</text:p>
          </table:table-cell>
          <table:table-cell table:style-name="ce96" office:value-type="string" calcext:value-type="string">
            <text:p>TRX Training</text:p>
          </table:table-cell>
          <table:table-cell table:style-name="ce11" office:value-type="string" calcext:value-type="string">
            <text:p>Sport</text:p>
          </table:table-cell>
          <table:table-cell table:style-name="ce18" office:value-type="string" calcext:value-type="string">
            <text:p>0722333395</text:p>
          </table:table-cell>
          <table:table-cell table:style-name="ce101" office:value-type="string" calcext:value-type="string">
            <text:p><text:a xlink:href="http://trxtraining.co.il/" xlink:type="simple">http://trxtraining.co.il/</text:a></text:p>
          </table:table-cell>
          <table:table-cell table:style-name="ce23" office:value-type="string" calcext:value-type="string">
            <text:p>TRX is practice that uses our body weight</text:p>
          </table:table-cell>
          <table:table-cell table:style-name="ce90" office:value-type="float" office:value="100" calcext:value-type="float">
            <text:p>100</text:p>
          </table:table-cell>
          <table:table-cell table:style-name="ce35" office:value-type="string" calcext:value-type="string">
            <text:p>https://i.imgur.com/AVb2Puv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845" calcext:value-type="float">
            <text:p>845</text:p>
          </table:table-cell>
          <table:table-cell table:style-name="ce60" office:value-type="string" calcext:value-type="string">
            <text:p>Yaron Math Tutor</text:p>
          </table:table-cell>
          <table:table-cell table:style-name="ce101" office:value-type="string" calcext:value-type="string">
            <text:p>Education</text:p>
          </table:table-cell>
          <table:table-cell table:style-name="ce18" office:value-type="string" calcext:value-type="string">
            <text:p>0542561995</text:p>
          </table:table-cell>
          <table:table-cell table:style-name="ce101" office:value-type="string" calcext:value-type="string">
            <text:p><text:a xlink:href="https://www.yaron-shlafruk.com/" xlink:type="simple">https://www.yaron-shlafruk.com/</text:a></text:p>
          </table:table-cell>
          <table:table-cell table:style-name="ce23" office:value-type="string" calcext:value-type="string">
            <text:p>Yaron Shlafruk, your math tutor</text:p>
          </table:table-cell>
          <table:table-cell table:style-name="ce90" office:value-type="float" office:value="5" calcext:value-type="float">
            <text:p>5</text:p>
          </table:table-cell>
          <table:table-cell table:style-name="ce35" office:value-type="string" calcext:value-type="string">
            <text:p>https://i.imgur.com/LEJYIGP.jpg</text:p>
          </table:table-cell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841" calcext:value-type="float">
            <text:p>841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839" calcext:value-type="float">
            <text:p>839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838" calcext:value-type="float">
            <text:p>838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830" calcext:value-type="float">
            <text:p>830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2"/>
          <table:table-cell table:style-name="ce131"/>
          <table:table-cell table:style-name="Default"/>
          <table:table-cell table:style-name="ce62"/>
          <table:table-cell table:style-name="Default"/>
          <table:table-cell table:style-name="ce113"/>
          <table:table-cell table:style-name="ce186"/>
          <table:table-cell table:style-name="ce120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3"/>
          <table:table-cell table:style-name="ce66"/>
          <table:table-cell table:style-name="ce116"/>
          <table:table-cell table:style-name="ce66"/>
          <table:table-cell table:style-name="ce114"/>
          <table:table-cell table:style-name="ce29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3"/>
          <table:table-cell table:style-name="ce66" table:number-columns-repeated="3"/>
          <table:table-cell table:style-name="ce114"/>
          <table:table-cell table:style-name="ce29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 table:number-rows-repeated="5">
          <table:table-cell table:number-columns-repeated="3"/>
          <table:table-cell table:style-name="ce66" table:number-columns-repeated="3"/>
          <table:table-cell table:style-name="ce114"/>
          <table:table-cell table:style-name="ce116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 table:number-rows-repeated="3">
          <table:table-cell table:number-columns-repeated="9"/>
          <table:table-cell table:style-name="Default" table:number-columns-repeated="2"/>
          <table:table-cell table:number-columns-repeated="52"/>
        </table:table-row>
        <table:table-row table:style-name="ro5" table:number-rows-repeated="7">
          <table:table-cell table:number-columns-repeated="9"/>
          <table:table-cell table:style-name="ce66" table:number-columns-repeated="2"/>
          <table:table-cell table:number-columns-repeated="52"/>
        </table:table-row>
        <table:table-row table:style-name="ro5" table:number-rows-repeated="1048540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Availability" table:style-name="ta2">
        <table:table-column table:style-name="co29" table:default-cell-style-name="ce58"/>
        <table:table-column table:style-name="co29" table:default-cell-style-name="Default"/>
        <table:table-column table:style-name="co15" table:number-columns-repeated="2" table:default-cell-style-name="ce62"/>
        <table:table-column table:style-name="co16" table:default-cell-style-name="ce62"/>
        <table:table-column table:style-name="co17" table:default-cell-style-name="ce62"/>
        <table:table-column table:style-name="co29" table:default-cell-style-name="ce103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number-columns-repeated="49" table:default-cell-style-name="ce58"/>
        <table:table-row table:style-name="ro6">
          <table:table-cell table:style-name="ce85" office:value-type="string" calcext:value-type="string">
            <text:p>Businessid</text:p>
          </table:table-cell>
          <table:table-cell table:style-name="ce85" office:value-type="string" calcext:value-type="string">
            <text:p>DOW</text:p>
          </table:table-cell>
          <table:table-cell table:style-name="ce93" office:value-type="string" calcext:value-type="string">
            <text:p>StartTime</text:p>
          </table:table-cell>
          <table:table-cell table:style-name="ce93" office:value-type="string" calcext:value-type="string">
            <text:p>EndTime</text:p>
          </table:table-cell>
          <table:table-cell table:style-name="Default"/>
          <table:table-cell table:style-name="ce99"/>
          <table:table-cell table:style-name="ce102"/>
          <table:table-cell table:style-name="ce103" table:number-columns-repeated="8"/>
          <table:table-cell table:number-columns-repeated="49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68</text:p>
          </table:table-cell>
          <table:table-cell table:style-name="ce48" office:value-type="string" calcext:value-type="string">
            <text:p>Mo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69</text:p>
          </table:table-cell>
          <table:table-cell table:style-name="ce48" office:value-type="string" calcext:value-type="string">
            <text:p>Tue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48" office:value-type="string" calcext:value-type="string">
            <text:p>Wedne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48" office:value-type="string" calcext:value-type="string">
            <text:p>Thur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2</text:p>
          </table:table-cell>
          <table:table-cell table:style-name="ce49" office:value-type="string" calcext:value-type="string">
            <text:p>Fri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4:0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3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4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5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7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 table:number-rows-repeated="5">
          <table:table-cell table:style-name="ce54"/>
          <table:table-cell table:style-name="ce50"/>
          <table:table-cell table:style-name="ce94" table:number-columns-repeated="2"/>
          <table:table-cell table:number-columns-repeated="60"/>
        </table:table-row>
        <table:table-row table:style-name="ro5" table:number-rows-repeated="8">
          <table:table-cell table:style-name="ce181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>
          <table:table-cell table:style-name="ce60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 table:number-rows-repeated="6">
          <table:table-cell table:style-name="ce181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 table:number-rows-repeated="104854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arousel" table:style-name="ta2">
        <table:table-column table:style-name="co29" table:default-cell-style-name="ce58"/>
        <table:table-column table:style-name="co30" table:default-cell-style-name="ce109"/>
        <table:table-column table:style-name="co31" table:default-cell-style-name="ce131"/>
        <table:table-column table:style-name="co32" table:default-cell-style-name="ce80"/>
        <table:table-column table:style-name="co14" table:default-cell-style-name="ce67"/>
        <table:table-column table:style-name="co33" table:number-columns-repeated="59" table:default-cell-style-name="ce58"/>
        <table:table-row table:style-name="ro1">
          <table:table-cell table:style-name="ce104" office:value-type="string" calcext:value-type="string">
            <text:p>businessid</text:p>
          </table:table-cell>
          <table:table-cell table:style-name="ce105" office:value-type="string" calcext:value-type="string">
            <text:p>imagelink</text:p>
          </table:table-cell>
          <table:table-cell table:style-name="ce59" office:value-type="string" calcext:value-type="string">
            <text:p>primarypic</text:p>
          </table:table-cell>
          <table:table-cell table:style-name="Default"/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Emi Lee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May Lee Beauty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Mesudarot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Dafna Dadon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4Man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Yulia Roche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2">
          <table:table-cell table:style-name="ce96" office:value-type="string" calcext:value-type="string">
            <text:p>Samuel Sztykman Osteopath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Israel Osteopathy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Boost Fitness Center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3">
          <table:table-cell table:style-name="ce96" office:value-type="string" calcext:value-type="string">
            <text:p>TRX Training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Yaron Math Tutor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 table:number-rows-repeated="2">
          <table:table-cell table:style-name="ce181"/>
          <table:table-cell table:style-name="ce108"/>
          <table:table-cell table:style-name="ce60"/>
          <table:table-cell table:style-name="ce133"/>
          <table:table-cell table:number-columns-repeated="60"/>
        </table:table-row>
        <table:table-row table:style-name="ro5" table:number-rows-repeated="3">
          <table:table-cell table:number-columns-repeated="3"/>
          <table:table-cell table:style-name="ce88"/>
          <table:table-cell table:number-columns-repeated="60"/>
        </table:table-row>
        <table:table-row table:style-name="ro5" table:number-rows-repeated="3">
          <table:table-cell table:number-columns-repeated="3"/>
          <table:table-cell table:style-name="ce133"/>
          <table:table-cell table:number-columns-repeated="60"/>
        </table:table-row>
        <table:table-row table:style-name="ro5" table:number-rows-repeated="6">
          <table:table-cell table:number-columns-repeated="3"/>
          <table:table-cell table:style-name="ce88"/>
          <table:table-cell table:number-columns-repeated="60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ervice" table:style-name="ta2">
        <table:table-column table:style-name="co34" table:default-cell-style-name="ce58"/>
        <table:table-column table:style-name="co35" table:default-cell-style-name="ce136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27" table:default-cell-style-name="ce58"/>
        <table:table-column table:style-name="co33" table:number-columns-repeated="57" table:default-cell-style-name="ce58"/>
        <table:table-row table:style-name="ro7">
          <table:table-cell table:style-name="ce134" office:value-type="string" calcext:value-type="string">
            <text:p>businessid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price</text:p>
          </table:table-cell>
          <table:table-cell table:style-name="ce137" office:value-type="string" calcext:value-type="string">
            <text:p>DurationMinutes</text:p>
          </table:table-cell>
          <table:table-cell table:style-name="ce146" office:value-type="string" calcext:value-type="string">
            <text:p>Quota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Anti-Aging</text:p>
          </table:table-cell>
          <table:table-cell table:style-name="ce181" office:value-type="float" office:value="250" calcext:value-type="float">
            <text:p>2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Pigmentation Treatment</text:p>
          </table:table-cell>
          <table:table-cell table:style-name="ce181" office:value-type="float" office:value="200" calcext:value-type="float">
            <text:p>2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Permanent Eyebrows Tattoo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Face Care</text:p>
          </table:table-cell>
          <table:table-cell table:style-name="ce181" office:value-type="float" office:value="350" calcext:value-type="float">
            <text:p>3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8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9</text:p>
          </table:table-cell>
          <table:table-cell table:style-name="ce57" office:value-type="string" calcext:value-type="string">
            <text:p>Microblading</text:p>
          </table:table-cell>
          <table:table-cell table:style-name="ce181" office:value-type="float" office:value="600" calcext:value-type="float">
            <text:p>6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Manicure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Pedicu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45" calcext:value-type="float">
            <text:p>45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Manicure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Pedicu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45" calcext:value-type="float">
            <text:p>45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Microblading</text:p>
          </table:table-cell>
          <table:table-cell table:style-name="ce181" office:value-type="float" office:value="600" calcext:value-type="float">
            <text:p>6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2</text:p>
          </table:table-cell>
          <table:table-cell table:style-name="ce57" office:value-type="string" calcext:value-type="string">
            <text:p>Wax Hair Removal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3</text:p>
          </table:table-cell>
          <table:table-cell table:style-name="ce57" office:value-type="string" calcext:value-type="string">
            <text:p>Paula Method</text:p>
          </table:table-cell>
          <table:table-cell table:style-name="ce181" office:value-type="float" office:value="500" calcext:value-type="float">
            <text:p>50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4</text:p>
          </table:table-cell>
          <table:table-cell table:style-name="ce57" office:value-type="string" calcext:value-type="string">
            <text:p>Treatment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5</text:p>
          </table:table-cell>
          <table:table-cell table:style-name="ce57" office:value-type="string" calcext:value-type="string">
            <text:p>Treatment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Power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Co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Boxing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7</text:p>
          </table:table-cell>
          <table:table-cell table:style-name="ce57" office:value-type="string" calcext:value-type="string">
            <text:p>TRX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57" office:value-type="string" calcext:value-type="string">
            <text:p>Group</text:p>
          </table:table-cell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57" office:value-type="string" calcext:value-type="string">
            <text:p>Personal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 table:number-rows-repeated="2">
          <table:table-cell table:style-name="ce181"/>
          <table:table-cell table:style-name="ce57"/>
          <table:table-cell table:style-name="ce181" table:number-columns-repeated="3"/>
          <table:table-cell table:number-columns-repeated="58"/>
        </table:table-row>
        <table:table-row table:style-name="ro5" table:number-rows-repeated="1048549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Tags" table:style-name="ta2">
        <table:table-column table:style-name="co34" table:default-cell-style-name="ce58"/>
        <table:table-column table:style-name="co39" table:default-cell-style-name="ce58"/>
        <table:table-column table:style-name="co35" table:default-cell-style-name="ce154"/>
        <table:table-column table:style-name="co27" table:number-columns-repeated="60" table:default-cell-style-name="ce58"/>
        <table:table-row table:style-name="ro6">
          <table:table-cell table:style-name="ce148" office:value-type="string" calcext:value-type="string">
            <text:p>businessid</text:p>
          </table:table-cell>
          <table:table-cell table:style-name="ce148" office:value-type="string" calcext:value-type="string">
            <text:p>tag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151" office:value-type="string" calcext:value-type="string">
            <text:p>Boutique,Beauty,Cosmetic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68</text:p>
          </table:table-cell>
          <table:table-cell table:style-name="ce151" office:value-type="string" calcext:value-type="string">
            <text:p>Boutique,Beauty,Cosmetic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69</text:p>
          </table:table-cell>
          <table:table-cell table:style-name="ce151" office:value-type="string" calcext:value-type="string">
            <text:p>Boutique,Beauty,Cosmetics,Eyebrow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151" office:value-type="string" calcext:value-type="string">
            <text:p>Boutique,Beauty,Cosmetics,Manicure,Pedicure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151" office:value-type="string" calcext:value-type="string">
            <text:p>Boutique,Beauty,Cosmetics,Manicure,Pedicure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2</text:p>
          </table:table-cell>
          <table:table-cell table:style-name="ce151" office:value-type="string" calcext:value-type="string">
            <text:p>Boutique,Beauty,Cosmetics,Wax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3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4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5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92" office:value-type="string" calcext:value-type="string">
            <text:p>Boutique,Core,Power,Workout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7</text:p>
          </table:table-cell>
          <table:table-cell table:style-name="ce92" office:value-type="string" calcext:value-type="string">
            <text:p>Boutique,TRX,Workout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92" office:value-type="string" calcext:value-type="string">
            <text:p>Boutique,Tutor,Education,Math</text:p>
          </table:table-cell>
          <table:table-cell table:number-columns-repeated="61"/>
        </table:table-row>
        <table:table-row table:style-name="ro5" table:number-rows-repeated="4">
          <table:table-cell table:style-name="ce57" table:number-columns-repeated="2"/>
          <table:table-cell table:number-columns-repeated="61"/>
        </table:table-row>
        <table:table-row table:style-name="ro5" table:number-rows-repeated="2">
          <table:table-cell table:style-name="ce136" table:number-columns-repeated="2"/>
          <table:table-cell table:number-columns-repeated="61"/>
        </table:table-row>
        <table:table-row table:style-name="ro5" table:number-rows-repeated="1048556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Orders" table:style-name="ta2">
        <table:table-column table:style-name="co27" table:number-columns-repeated="3" table:default-cell-style-name="ce58"/>
        <table:table-column table:style-name="co40" table:default-cell-style-name="ce58"/>
        <table:table-column table:style-name="co27" table:number-columns-repeated="2" table:default-cell-style-name="ce58"/>
        <table:table-column table:style-name="co41" table:default-cell-style-name="ce58"/>
        <table:table-column table:style-name="co16" table:default-cell-style-name="ce58"/>
        <table:table-column table:style-name="co42" table:default-cell-style-name="ce58"/>
        <table:table-column table:style-name="co33" table:number-columns-repeated="55" table:default-cell-style-name="ce58"/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2"/>
          <table:table-cell table:style-name="ce166" office:value-type="string" calcext:value-type="string">
            <text:p>Customer</text:p>
          </table:table-cell>
          <table:table-cell table:style-name="ce166" office:value-type="string" calcext:value-type="string">
            <text:p>Business</text:p>
          </table:table-cell>
          <table:table-cell table:style-name="ce166" office:value-type="string" calcext:value-type="string">
            <text:p>Service</text:p>
          </table:table-cell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tarttime</text:p>
          </table:table-cell>
          <table:table-cell table:style-name="ce166" office:value-type="string" calcext:value-type="string">
            <text:p>OrderedAt</text:p>
          </table:table-cell>
          <table:table-cell table:style-name="ce166" office:value-type="string" calcext:value-type="string">
            <text:p>Bool_Notify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69" office:value-type="float" office:value="1" calcext:value-type="float">
            <text:p>1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00" calcext:value-type="float">
            <text:p>30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00" calcext:value-type="float">
            <text:p>50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5" table:number-rows-repeated="11">
          <table:table-cell table:number-columns-repeated="64"/>
        </table:table-row>
        <table:table-row table:style-name="ro5" table:number-rows-repeated="30">
          <table:table-cell table:number-columns-repeated="2"/>
          <table:table-cell table:style-name="Default" table:number-columns-repeated="5"/>
          <table:table-cell table:number-columns-repeated="57"/>
        </table:table-row>
        <table:table-row table:style-name="ro5" table:number-rows-repeated="2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5" table:number-rows-repeated="104851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view" table:style-name="ta2">
        <table:table-column table:style-name="co27" table:number-columns-repeated="5" table:default-cell-style-name="ce58"/>
        <table:table-column table:style-name="co43" table:default-cell-style-name="ce58"/>
        <table:table-column table:style-name="co44" table:default-cell-style-name="ce58"/>
        <table:table-column table:style-name="co27" table:default-cell-style-name="ce58"/>
        <table:table-column table:style-name="co33" table:number-columns-repeated="56" table:default-cell-style-name="ce58"/>
        <table:table-row table:style-name="ro5" table:number-rows-repeated="8">
          <table:table-cell table:number-columns-repeated="64"/>
        </table:table-row>
        <table:table-row table:style-name="ro6">
          <table:table-cell table:number-columns-repeated="3"/>
          <table:table-cell table:style-name="ce180" office:value-type="string" calcext:value-type="string">
            <text:p>Customer</text:p>
          </table:table-cell>
          <table:table-cell table:style-name="ce180" office:value-type="string" calcext:value-type="string">
            <text:p>Business</text:p>
          </table:table-cell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ReviewedAt</text:p>
          </table:table-cell>
          <table:table-cell table:style-name="ce180" office:value-type="string" calcext:value-type="string">
            <text:p>Rating</text:p>
          </table:table-cell>
          <table:table-cell table:number-columns-repeated="56"/>
        </table:table-row>
        <table:table-row table:style-name="ro8">
          <table:table-cell table:number-columns-repeated="3"/>
          <table:table-cell table:style-name="ce82" office:value-type="float" office:value="101" calcext:value-type="float">
            <text:p>101</text:p>
          </table:table-cell>
          <table:table-cell table:style-name="ce82" office:value-type="float" office:value="174" calcext:value-type="float">
            <text:p>174</text:p>
          </table:table-cell>
          <table:table-cell table:style-name="ce182" office:value-type="string" calcext:value-type="string">
            <text:p>Awesome. I recommend</text:p>
          </table:table-cell>
          <table:table-cell table:style-name="ce184" office:value-type="string" calcext:value-type="string">
            <text:p>2019-06-16 17:00:00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56"/>
        </table:table-row>
        <table:table-row table:style-name="ro9">
          <table:table-cell table:number-columns-repeated="3"/>
          <table:table-cell table:style-name="ce181" office:value-type="float" office:value="102" calcext:value-type="float">
            <text:p>102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A dream come true! NO Complaints. Would be happy to come back ANYTIME!</text:p>
          </table:table-cell>
          <table:table-cell table:style-name="ce185" office:value-type="string" calcext:value-type="string">
            <text:p>2019-07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10">
          <table:table-cell table:number-columns-repeated="3"/>
          <table:table-cell table:style-name="ce181" office:value-type="float" office:value="103" calcext:value-type="float">
            <text:p>103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Was great -- in every way -- be happy to come back</text:p>
          </table:table-cell>
          <table:table-cell table:style-name="ce185" office:value-type="string" calcext:value-type="string">
            <text:p>2019-08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8">
          <table:table-cell table:number-columns-repeated="3"/>
          <table:table-cell table:style-name="ce181" office:value-type="float" office:value="104" calcext:value-type="float">
            <text:p>104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LOVED IT &lt;3</text:p>
          </table:table-cell>
          <table:table-cell table:style-name="ce185" office:value-type="string" calcext:value-type="string">
            <text:p>2019-09-16 17:00:00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56"/>
        </table:table-row>
        <table:table-row table:style-name="ro8">
          <table:table-cell table:number-columns-repeated="3"/>
          <table:table-cell table:style-name="ce181" office:value-type="float" office:value="105" calcext:value-type="float">
            <text:p>105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Good, but I found it very expensive</text:p>
          </table:table-cell>
          <table:table-cell table:style-name="ce185" office:value-type="string" calcext:value-type="string">
            <text:p>2019-10-16 17:00:0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6"/>
        </table:table-row>
        <table:table-row table:style-name="ro11">
          <table:table-cell table:number-columns-repeated="3"/>
          <table:table-cell table:style-name="ce181" office:value-type="float" office:value="106" calcext:value-type="float">
            <text:p>106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Was extremely easy to communicate with! Thanks so much everything</text:p>
          </table:table-cell>
          <table:table-cell table:style-name="ce185" office:value-type="string" calcext:value-type="string">
            <text:p>2019-11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8">
          <table:table-cell table:number-columns-repeated="3"/>
          <table:table-cell table:style-name="ce181" office:value-type="float" office:value="107" calcext:value-type="float">
            <text:p>107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Great location and vibe</text:p>
          </table:table-cell>
          <table:table-cell table:style-name="ce185" office:value-type="string" calcext:value-type="string">
            <text:p>2019-12-16 17:00:00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56"/>
        </table:table-row>
        <table:table-row table:style-name="ro5">
          <table:table-cell table:number-columns-repeated="3"/>
          <table:table-cell table:style-name="ce181" table:number-columns-repeated="5"/>
          <table:table-cell table:number-columns-repeated="56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view examples" table:style-name="ta3">
        <table:table-column table:style-name="co28" table:default-cell-style-name="ce136"/>
        <table:table-column table:style-name="co45" table:default-cell-style-name="ce187"/>
        <table:table-column table:style-name="co28" table:number-columns-repeated="2" table:default-cell-style-name="ce136"/>
        <table:table-column table:style-name="co28" table:default-cell-style-name="ce58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as great -- in every way -- be happy to come back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as extremely easy to communicate with! Thanks so much everything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wesome. I recommend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 dream come true! NO Complaints. Would be happy to come back ANYTIME!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OVED IT &lt;3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mazing!!!!!!!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d a good time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y nice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reat location and vibe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 pretty good... A bit too expensive.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ood, but I found it very expensive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 a good experience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wful experience. A lot of favoritism and bias goes on in there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ighly unprofessional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 very passive aggressive manager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his was by far the worst experience I have had dealing with any business in my life.</text:p>
          </table:table-cell>
          <table:table-cell table:number-columns-repeated="3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I have never posted anything about a business in my life because I dont think its fair one incident can be a fair assessment of service but I just feel this experience was extremely unethical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 NOT waste your time</text:p>
          </table:table-cell>
          <table:table-cell table:number-columns-repeated="3"/>
        </table:table-row>
        <table:table-row table:style-name="ro5">
          <table:table-cell table:style-name="ce186"/>
          <table:table-cell table:style-name="ce136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>
          <table:table-cell table:style-name="ce186"/>
          <table:table-cell table:style-name="ce136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 table:number-rows-repeated="5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</table:table>
      <table:table table:name="ProfilePic" table:style-name="ta3">
        <table:table-column table:style-name="co28" table:default-cell-style-name="Default"/>
        <table:table-column table:style-name="co46" table:default-cell-style-name="Default"/>
        <table:table-column table:style-name="co28" table:default-cell-style-name="ce101"/>
        <table:table-column table:style-name="co28" table:default-cell-style-name="Default"/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profilepic</text:p>
          </table:table-cell>
          <table:table-cell table:style-name="Default"/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01" office:value-type="string" calcext:value-type="string">
            <text:p><text:a xlink:href="https://widgetwhats.com/app/uploads/2019/11/free-profile-photo-whatsapp-4.png" xlink:type="simple">https://widgetwhats.com/app/uploads/2019/11/free-profile-photo-whatsapp-4.png</text:a></text:p>
          </table:table-cell>
          <table:table-cell/>
          <table:table-cell table:style-name="ce101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https://i.dailymail.co.uk/i/pix/2017/04/20/13/3F6B966D00000578-4428630-image-m-80_1492690622006.jpg</text:p>
          </table:table-cell>
          <table:table-cell table:number-columns-repeated="2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https://i.imgur.com/O74IDPR.jpg</text:p>
          </table:table-cell>
          <table:table-cell table:number-columns-repeated="2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eharmony.co.uk/dating-advice/wp-content/uploads/2018/06/datingprofile2-900x600.jpg</text:p>
          </table:table-cell>
          <table:table-cell table:number-columns-repeated="2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https://images.pexels.com/photos/220453/pexels-photo-220453.jpeg?auto=compress&amp;cs=tinysrgb&amp;dpr=1&amp;w=500</text:p>
          </table:table-cell>
          <table:table-cell table:number-columns-repeated="2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https://i.imgur.com/EGBoYhU.jpg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https://i.imgur.com/Df8IKwA.jpg</text:p>
          </table:table-cell>
          <table:table-cell table:number-columns-repeated="2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https://i.imgur.com/BIR6ssK.jpg</text:p>
          </table:table-cell>
          <table:table-cell table:number-columns-repeated="2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https://i.imgur.com/6M56bo8.jpg</text:p>
          </table:table-cell>
          <table:table-cell table:number-columns-repeated="2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https://i.imgur.com/UpruNim.jpg</text:p>
          </table:table-cell>
          <table:table-cell table:number-columns-repeated="2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https://i.imgur.com/WiVbchl.jpg</text:p>
          </table:table-cell>
          <table:table-cell table:number-columns-repeated="2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https://i.imgur.com/IEKL5ia.jpg</text:p>
          </table:table-cell>
          <table:table-cell table:number-columns-repeated="2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https://www.shaham.org.il/cstPics/profilePictures/9324_cst_profile.jpg?t=1563782608</text:p>
          </table:table-cell>
          <table:table-cell table:number-columns-repeated="2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https://upload.wikimedia.org/wikipedia/commons/7/7d/Tami_Katz-Luria_profile.jpg</text:p>
          </table:table-cell>
          <table:table-cell table:number-columns-repeated="2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https://i.imgur.com/2NIWd1U.jpg</text:p>
          </table:table-cell>
          <table:table-cell table:number-columns-repeated="2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https://triathlon-images.imgix.net/athlete_thumbs/Ilaria_Zane.jpg?w=350&amp;h=350&amp;fit=facearea&amp;facepad=2&amp;auto=format</text:p>
          </table:table-cell>
          <table:table-cell table:number-columns-repeated="2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https://i.imgur.com/E44p6nD.jpg</text:p>
          </table:table-cell>
          <table:table-cell table:number-columns-repeated="2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https://i.imgur.com/mYmnGxk.jp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Bitstream Vera Sans" svg:font-family="'Bitstream Vera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היפר-קישור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4:56:36.88353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meta:creation-date>2020-05-31T09:40:48Z</meta:creation-date>
    <dc:date>2020-06-30T15:16:28.140617643</dc:date>
    <meta:editing-cycles>57</meta:editing-cycles>
    <meta:editing-duration>PT4H58M40S</meta:editing-duration>
    <meta:document-statistic meta:table-count="9" meta:cell-count="555" meta:object-count="0"/>
    <meta:user-defined meta:name=""/>
  </office:meta>
</office:document-meta>
</file>